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5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1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8"/>
    <style:style style:name="P16" style:family="paragraph" style:parent-style-name="Standard" style:list-style-name="L9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ffffff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420e"/>
    </style:style>
    <style:style style:name="T7" style:family="text">
      <style:text-properties fo:color="#ff420e" style:text-underline-style="none" fo:font-weight="bold" style:font-weight-asian="bold" style:font-weight-complex="bold"/>
    </style:style>
    <style:style style:name="T8" style:family="text">
      <style:text-properties fo:color="#ff420e" style:text-underline-style="none" fo:font-weight="bold" fo:background-color="#ffffff" style:font-weight-asian="bold" style:font-weight-complex="bold"/>
    </style:style>
    <style:style style:name="T9" style:family="text">
      <style:text-properties fo:color="#ff420e" fo:font-weight="bold" style:font-weight-asian="bold" style:font-weight-complex="bold"/>
    </style:style>
    <style:style style:name="T10" style:family="text">
      <style:text-properties fo:background-color="#ffff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normal" fo:background-color="#ffffff" style:font-weight-asian="normal" style:font-weight-complex="normal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text-underline-style="none" fo:font-weight="bold" fo:background-color="#ffffff" style:font-weight-asian="bold" style:font-weight-complex="bold"/>
    </style:style>
    <style:style style:name="T15" style:family="text">
      <style:text-properties fo:color="#0066cc"/>
    </style:style>
    <style:style style:name="T16" style:family="text">
      <style:text-properties fo:color="#0066cc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dades Funcionales del PC</text:p>
      <text:p text:style-name="P5"/>
      <text:list xml:id="list8776925003745779266" text:style-name="L1">
        <text:list-item>
          <text:p text:style-name="P8"><text:span text:style-name="T3">CPU:</text:span></text:p>
          <text:list>
            <text:list-item>
              <text:p text:style-name="P8"><text:span text:style-name="T7">Unidad de control del ordenador:</text:span><text:span text:style-name="T1"> Contiene l</text:span>a instrucción que se está ejecutando en ese instante. Su ejecución está siendo “atendida por el Kernel”.</text:p>
              <text:p text:style-name="P8"/>
            </text:list-item>
            <text:list-item>
              <text:p text:style-name="P2"><text:span text:style-name="T6">Unidad Aritmético Lógica:</text:span><text:span text:style-name="T5"> Opera con los datos procedentes de los registros de entrada almacena los resultados de la operaciones y los envía por el BUS a la MC o UC.</text:span></text:p>
            </text:list-item>
          </text:list>
        </text:list-item>
      </text:list>
      <text:p text:style-name="P1"><text:span text:style-name="T5"/></text:p>
      <text:list xml:id="list39731431" text:continue-numbering="true" text:style-name="L1">
        <text:list-item>
          <text:p text:style-name="P8"><text:span text:style-name="T3">RAM (donde se almacenan todas las instrucciones y datos):</text:span></text:p>
          <text:list>
            <text:list-item>
              <text:p text:style-name="P8"><text:span text:style-name="T9">Selector de memoria:</text:span><text:span text:style-name="T5"> Permite la transferencia de datos entre el RDM y el RIM en ambos sentidos .</text:span></text:p>
              <text:p text:style-name="P8"><text:span text:style-name="T5"/></text:p>
            </text:list-item>
            <text:list-item>
              <text:p text:style-name="P8"><text:span text:style-name="T9">RDM (Registro de Dirección de Memoria):</text:span><text:span text:style-name="T5"> Dirección de la celda a partir de la que se va a leer o escribir datos. </text:span></text:p>
              <text:p text:style-name="P8"><text:span text:style-name="T5"/></text:p>
            </text:list-item>
            <text:list-item>
              <text:p text:style-name="P8"><text:span text:style-name="T9">RIM (Registro de Intercambio de Memoria):</text:span><text:span text:style-name="T5"> Si la operación es de lectura recibe el dato del RDM, y si es de escritura almacena la información que hay que grabar procedente de cualquier unidad funcional. </text:span></text:p>
            </text:list-item>
          </text:list>
        </text:list-item>
      </text:list>
      <text:p text:style-name="Standard"/>
      <text:list xml:id="list39739750" text:continue-numbering="true" text:style-name="L1">
        <text:list-item>
          <text:p text:style-name="P8"><text:span text:style-name="T3">Bus del sistema (conjunto de circuitos integrados que se encargan de la conexión y comunicación entre la CPU y el resto de unidades de la máquina ):</text:span></text:p>
          <text:list>
            <text:list-item>
              <text:p text:style-name="P8"><text:span text:style-name="T9">Lineas de datos:</text:span><text:span text:style-name="T5"> Los “caminos” físicos por donde se transmiten los datos. </text:span></text:p>
              <text:p text:style-name="P8"><text:span text:style-name="T5"/></text:p>
            </text:list-item>
            <text:list-item>
              <text:p text:style-name="P8"><text:span text:style-name="T9">Líneas de dirección:</text:span><text:span text:style-name="T5"> Sirven para seleccionar el destino de la información que hay sobre el bus de datos. </text:span></text:p>
              <text:p text:style-name="P8"><text:span text:style-name="T5"/></text:p>
            </text:list-item>
            <text:list-item>
              <text:p text:style-name="P8"><text:span text:style-name="T9">Líneas de control:</text:span><text:span text:style-name="T5"> Gestionan el uso y acceso a los buses de datos y de dirección.</text:span></text:p>
            </text:list-item>
          </text:list>
        </text:list-item>
      </text:list>
      <text:p text:style-name="Standard"><text:span text:style-name="T5"/></text:p>
      <text:p text:style-name="Standard"><text:span text:style-name="T5"/></text:p>
      <text:p text:style-name="P6">Operaciones:</text:p>
      <text:p text:style-name="P5"/>
      <text:p text:style-name="Standard"><text:span text:style-name="T1">Estan compuestas por: </text:span><text:span text:style-name="T3">Código de operación</text:span><text:span text:style-name="T1"> que </text:span>indica la operación que se va a realizar, y por los <text:span text:style-name="T4">Operandos</text:span> quen son los valores que se usarán para realizar la operación. </text:p>
      <text:p text:style-name="Standard"/>
      <text:p text:style-name="Standard">Tipos:</text:p>
      <text:list xml:id="list4633953091026547900" text:style-name="L2">
        <text:list-item>
          <text:list>
            <text:list-item>
              <text:p text:style-name="P3">Instrucciones de 3 operandos (I+O+O+O).</text:p>
            </text:list-item>
            <text:list-item>
              <text:p text:style-name="P3">Instrucciones de 2 operandos (I+O+O).</text:p>
            </text:list-item>
            <text:list-item>
              <text:p text:style-name="P3">Instrucciones de un operando (I+O).</text:p>
            </text:list-item>
            <text:list-item>
              <text:p text:style-name="P3">Instrucciones sin operandos (I).</text:p>
            </text:list-item>
          </text:list>
        </text:list-item>
      </text:list>
      <text:p text:style-name="P1"/>
      <text:p text:style-name="P1"/>
      <text:p text:style-name="P6">Métodos de direccionamiento:</text:p>
      <text:p text:style-name="P5"/>
      <text:list xml:id="list4814818890887881065" text:style-name="L3">
        <text:list-item>
          <text:list>
            <text:list-item>
              <text:p text:style-name="P9"><text:span text:style-name="T3">Direccionamiento inmediato:</text:span><text:span text:style-name="T1"> L</text:span>a instrucción contienen el dato que hay que emplear, no siendo necesario el acceso a memoria .</text:p>
            </text:list-item>
            <text:list-item>
              <text:p text:style-name="P9"><text:span text:style-name="T4">Direccionamiento directo:</text:span> La instrucción contiene la dirección de memoria central donde se encuentra el dato. </text:p>
            </text:list-item>
            <text:list-item>
              <text:p text:style-name="P9"><text:span text:style-name="T4">Direccionamiento indirecto:</text:span> La instrucción contiene la posición de memoria que contiene la dirección de ese dato.</text:p>
            </text:list-item>
            <text:list-item>
              <text:p text:style-name="P9"><text:span text:style-name="T4">Direccionamiento relativo:</text:span> La dirección es calculada. La dirección se obtiene sumando <text:soft-page-break/>la dirección contenida en la propia instrucción con una magnitud fija contenida en un registro especial. </text:p>
            </text:list-item>
          </text:list>
        </text:list-item>
      </text:list>
      <text:p text:style-name="Standard"/>
      <text:p text:style-name="P6">Procesos (7):</text:p>
      <text:p text:style-name="P5"/>
      <text:p text:style-name="P7">Es un espacio de dirección de memoria específico donde se va a ejecutar un fichero.</text:p>
      <text:p text:style-name="P7">Se utiliza el <text:span text:style-name="T4">PID (Identificador de procesos)</text:span> para identificar procesos.</text:p>
      <text:p text:style-name="P7"/>
      <text:p text:style-name="Standard"><text:span text:style-name="T3">+ Estado del proceso: </text:span>Conjunto de valores de los registros de la unidad de control y de la Unidad Aritmética Lógica .</text:p>
      <text:p text:style-name="Standard"/>
      <text:list xml:id="list1769136942930316515" text:style-name="L4">
        <text:list-item>
          <text:list>
            <text:list-item>
              <text:p text:style-name="P10"><text:span text:style-name="T9">Estado Nuevo:</text:span> El proceso está siendo creado a partir del fichero ejecutable.</text:p>
            </text:list-item>
            <text:list-item>
              <text:p text:style-name="P10"><text:span text:style-name="T9">Estado Listo:</text:span> <text:s/>No esta en ejecución y está esperando preparado para hacerlo a que el S.O. le asigne un procesador. </text:p>
            </text:list-item>
            <text:list-item>
              <text:p text:style-name="P10"><text:span text:style-name="T9">En ejecución:</text:span> Se pasa a este estado cuando se esta al comienzo de la cola de procesos preparados, y el kernel atiende la instrucción en curso.</text:p>
            </text:list-item>
            <text:list-item>
              <text:p text:style-name="P10"><text:span text:style-name="T9">Estado Bloqueado: </text:span><text:span text:style-name="T12">El</text:span> proceso está bloqueado esperando a que ocurra algún suceso. </text:p>
            </text:list-item>
            <text:list-item>
              <text:p text:style-name="P10"><text:span text:style-name="T9">Estado Terminado: </text:span><text:span text:style-name="T13">El proceso finaliza su ejecución y el S.O libera su imagen de memoria. </text:span></text:p>
            </text:list-item>
          </text:list>
        </text:list-item>
      </text:list>
      <text:p text:style-name="Standard"/>
      <text:p text:style-name="Standard"><text:span text:style-name="T4">+ Momento del proceso:</text:span> Es el valor del <text:span text:style-name="T10">registro contador del programa</text:span> y contiene la dirección de memoria de la instrucción que va a ejecutar.</text:p>
      <text:p text:style-name="Standard"/>
      <text:p text:style-name="P1">+ Colas de procesos: <text:span text:style-name="T5">Contienen a todos los procesos existentes.</text:span></text:p>
      <text:p text:style-name="P1"><text:span text:style-name="T5"/></text:p>
      <text:list xml:id="list5696261334503263983" text:style-name="L5">
        <text:list-item>
          <text:list>
            <text:list-item>
              <text:p text:style-name="P11"><text:span text:style-name="T9">Colas de procesos preparados: </text:span><text:span text:style-name="T5">Contiene a todos los procesos que están en estado Listo. </text:span></text:p>
            </text:list-item>
            <text:list-item>
              <text:p text:style-name="P4"><text:span text:style-name="T6">Colas de dispositivos:</text:span><text:span text:style-name="T5"> Contiene a todos los procesos que están en estado Bloqueado. </text:span></text:p>
              <text:p text:style-name="P4"><text:span text:style-name="T5"/></text:p>
            </text:list-item>
          </text:list>
        </text:list-item>
      </text:list>
      <text:p text:style-name="P1"><text:span text:style-name="T5"/></text:p>
      <text:p text:style-name="P1">+ Planificación de procesos: </text:p>
      <text:p text:style-name="P1"/>
      <text:p text:style-name="P1"><text:span text:style-name="T5">Las <text:s/>Políticas de planificación</text:span> s<text:span text:style-name="T5">on procesos que se ejecutan concurrentemente.</text:span></text:p>
      <text:p text:style-name="P1"><text:span text:style-name="T5">Gracias al </text:span>cambio de <text:s/>contexto<text:span text:style-name="T5"> se puede interrumpir un proceso en ejecución para pasar a otro.</text:span></text:p>
      <text:p text:style-name="P1"><text:span text:style-name="T5"/></text:p>
      <text:p text:style-name="P1"><text:span text:style-name="T5"><text:tab/>- </text:span>Políticas de planificación de procesos a corto plazo:<text:span text:style-name="T5"> </text:span></text:p>
      <text:list xml:id="list585516702511942428" text:style-name="L6">
        <text:list-item>
          <text:list>
            <text:list-item>
              <text:p text:style-name="P12"><text:span text:style-name="T9">Planificación sin desalojo o cooperativa:</text:span><text:span text:style-name="T4"> </text:span><text:span text:style-name="T5">Sólo se cambia de proceso en ejecución si dicho proceso se bloquea o termina.</text:span></text:p>
            </text:list-item>
            <text:list-item>
              <text:p text:style-name="P12"><text:span text:style-name="T9">Planificación con desalojo o apropiativa:</text:span><text:span text:style-name="T5"> Sí aparece en estado listo un proceso de mayor prioridad el proceso que se esta ejecutando se interrumpe o desaloja. </text:span></text:p>
            </text:list-item>
            <text:list-item>
              <text:p text:style-name="P12"><text:span text:style-name="T9">Tiempo compartido:</text:span><text:span text:style-name="T5"> Se desaloja el proceso en ejecución porque finaliza su cuanto de ejecución. </text:span></text:p>
              <text:list>
                <text:list-item>
                  <text:p text:style-name="P12"><text:span text:style-name="T16">Cuanto de ejecución:</text:span><text:span text:style-name="T5"> Cantidad máxima de tiempo que un proceso puede estar en ejecución.</text:span></text:p>
                </text:list-item>
              </text:list>
            </text:list-item>
          </text:list>
        </text:list-item>
      </text:list>
      <text:p text:style-name="Standard"><text:span text:style-name="T5"/></text:p>
      <text:p text:style-name="P1"><text:span text:style-name="T5"><text:tab/>-</text:span> Políticas de planificación de procesos a largo plazo:</text:p>
      <text:list xml:id="list1352911941114224002" text:style-name="L7">
        <text:list-item>
          <text:list>
            <text:list-item>
              <text:p text:style-name="P13"><text:span text:style-name="T5">El planificador crea los nuevos procesos y controla el grado de multiprogramación.</text:span></text:p>
            </text:list-item>
          </text:list>
        </text:list-item>
      </text:list>
      <text:p text:style-name="Standard"><text:span text:style-name="T5"/></text:p>
      <text:p text:style-name="Standard"><text:span text:style-name="T5"/></text:p>
      <text:p text:style-name="Standard"><text:span text:style-name="T4">+ Contexto de un proceso:</text:span><text:span text:style-name="T5"> El estado del proceso y el espacio de memoria reservada para el.</text:span></text:p>
      <text:p text:style-name="Standard"><text:span text:style-name="T5"/></text:p>
      <text:p text:style-name="Standard"><text:soft-page-break/><text:span text:style-name="T4">+ Árbol de procesos: </text:span><text:span text:style-name="T5">Una aplicación multiproceso es un árbol n-ario de procesos. Todos los procesos de ese árbol cooperan en la realización de una tarea común, pero para poder hacerlo deben comunicarse y sincronizarse, esta comunicación se establece a través de flujos o streams de bytes de información. </text:span></text:p>
      <text:p text:style-name="Standard"><text:span text:style-name="T5"/></text:p>
      <text:p text:style-name="Standard"><text:span text:style-name="T5">El proceso que ejecuta el </text:span><text:span text:style-name="T4">método start()</text:span><text:span text:style-name="T5"> se convierte en el proceso padre del proceso al que va <text:s/>referenciado el método. </text:span></text:p>
      <text:p text:style-name="Standard"><text:span text:style-name="T5"/></text:p>
      <text:p text:style-name="Standard"><text:span text:style-name="T5">En general los procesos de un equipo son independientes y se ejecutan asincrónicamente.</text:span></text:p>
      <text:p text:style-name="Standard"><text:span text:style-name="T5"/></text:p>
      <text:p text:style-name="Standard"><text:span text:style-name="T5"/></text:p>
      <text:p text:style-name="P1">+ Comunicación de procesos:</text:p>
      <text:p text:style-name="P1"/>
      <text:p text:style-name="P1">Buffer (espacio de memoria interna).</text:p>
      <text:p text:style-name="P14">Por defecto estan definidos 3 buffers de datos:</text:p>
      <text:list xml:id="list2573052370997842657" text:style-name="L8">
        <text:list-item>
          <text:list>
            <text:list-item>
              <text:p text:style-name="P15"><text:span text:style-name="T9">Buffer de entrada estándar (stdin):</text:span><text:span text:style-name="T5"> Buffer donde el proceso lee los datos de entrada que requiere para su ejecución. </text:span></text:p>
            </text:list-item>
            <text:list-item>
              <text:p text:style-name="P15"><text:span text:style-name="T9">Buffer de salida estándar (stdout):</text:span><text:span text:style-name="T5"> Buffer donde el proceso escribe los datos de salida que obtiene. </text:span></text:p>
            </text:list-item>
            <text:list-item>
              <text:p text:style-name="P15"><text:span text:style-name="T9">Buffer de errores (stderr):</text:span><text:span text:style-name="T5"> Buffer donde el proceso envía los mensajes de error.</text:span></text:p>
            </text:list-item>
          </text:list>
        </text:list-item>
      </text:list>
      <text:p text:style-name="Standard"><text:span text:style-name="T5"/></text:p>
      <text:p text:style-name="Standard"><text:span text:style-name="T5"/></text:p>
      <text:p text:style-name="P6">Conceptos Varios (8):</text:p>
      <text:p text:style-name="P6"/>
      <text:list xml:id="list6354942661938192829" text:style-name="L9">
        <text:list-item>
          <text:p text:style-name="P16"><text:span text:style-name="T14">Código fuente:</text:span><text:span text:style-name="T2"> </text:span>Contiene el algoritmo de resolución de una tarea.</text:p>
        </text:list-item>
        <text:list-item>
          <text:p text:style-name="P16"><text:span text:style-name="T11">Código objeto:</text:span> Traducción el código fuente a lenguaje máquina interno. </text:p>
        </text:list-item>
        <text:list-item>
          <text:p text:style-name="P16"><text:span text:style-name="T11">Ejecutable:</text:span> Fichero binario que contiene la información necesaria para crear un proceso.</text:p>
        </text:list-item>
        <text:list-item>
          <text:p text:style-name="P16"><text:span text:style-name="T11">Palabra de memoria:</text:span> Cantidad de información que se puede leer o escribir en la memoria central en una sola aplicación.</text:p>
        </text:list-item>
        <text:list-item>
          <text:p text:style-name="P16"><text:span text:style-name="T11">Desbordamiento de pila:</text:span> Cuando las instrucciones o datos almacenados sobrepasan el espacio de la pila.</text:p>
        </text:list-item>
        <text:list-item>
          <text:p text:style-name="P16"><text:span text:style-name="T11">Demonio:</text:span> Proceso que esta siempre en ejecución, no es interactivo y normalmente presta un servicio a otros procesos.</text:p>
        </text:list-item>
        <text:list-item>
          <text:p text:style-name="P16"><text:span text:style-name="T11">Kernel (núcleo del S.O):</text:span> El proceso se comunica con el Kernel, que segun el tipo de interrupción ejecuta una determinada rutina en respuesta. </text:p>
        </text:list-item>
        <text:list-item>
          <text:p text:style-name="P16"><text:span text:style-name="T11">Modo dual:</text:span> Característica del hardware que permite al sistema protegerse.</text:p>
          <text:list>
            <text:list-item>
              <text:p text:style-name="P16"><text:span text:style-name="T9">Modo usuario:</text:span> Cuando la instrucción en ejecución pertenece a cualquiera de los procesos en ejecución. </text:p>
            </text:list-item>
            <text:list-item>
              <text:p text:style-name="P16"><text:span text:style-name="T9">Modo Kernel:</text:span> Cuando a habido una interrupción y se está ejecutando la rutina correspondiente a dicha interrupción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09T16:49:53.26</meta:creation-date>
    <dc:date>2023-11-09T19:49:10.67</dc:date>
    <meta:editing-duration>PT1H40M4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3" meta:paragraph-count="68" meta:word-count="1035" meta:character-count="6199"/>
  </office:meta>
</office:document-meta>
</file>